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9c8c6" officeooo:paragraph-rsid="0019c8c6"/>
    </style:style>
    <style:style style:name="P2" style:family="paragraph" style:parent-style-name="Heading_20_1">
      <style:paragraph-properties fo:text-align="center" style:justify-single-word="false"/>
    </style:style>
    <style:style style:name="P3" style:family="paragraph" style:parent-style-name="Heading_20_1">
      <style:paragraph-properties fo:text-align="center" style:justify-single-word="false" fo:break-before="page"/>
      <style:text-properties officeooo:rsid="0019c8c6" officeooo:paragraph-rsid="0019c8c6"/>
    </style:style>
    <style:style style:name="P4" style:family="paragraph" style:parent-style-name="Heading_20_1">
      <style:paragraph-properties fo:text-align="center" style:justify-single-word="false"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Standard">
      <style:text-properties officeooo:rsid="001c874d" officeooo:paragraph-rsid="001c874d"/>
    </style:style>
    <style:style style:name="P7" style:family="paragraph" style:parent-style-name="Text_20_body">
      <style:paragraph-properties fo:text-align="start" style:justify-single-word="false"/>
      <style:text-properties officeooo:paragraph-rsid="001db469"/>
    </style:style>
    <style:style style:name="P8" style:family="paragraph" style:parent-style-name="Text_20_body">
      <style:paragraph-properties fo:text-align="start" style:justify-single-word="false"/>
      <style:text-properties officeooo:paragraph-rsid="0026b8a7"/>
    </style:style>
    <style:style style:name="P9" style:family="paragraph" style:parent-style-name="Text_20_body">
      <style:paragraph-properties fo:text-align="start" style:justify-single-word="false"/>
      <style:text-properties officeooo:paragraph-rsid="002d14cc"/>
    </style:style>
    <style:style style:name="P10" style:family="paragraph" style:parent-style-name="Text_20_body">
      <style:paragraph-properties fo:text-align="start" style:justify-single-word="false"/>
      <style:text-properties officeooo:rsid="00332125" officeooo:paragraph-rsid="00332125"/>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Text_20_body" style:list-style-name="L1">
      <style:paragraph-properties fo:text-align="start" style:justify-single-word="false"/>
      <style:text-properties officeooo:paragraph-rsid="002d14cc"/>
    </style:style>
    <style:style style:name="T1" style:family="text">
      <style:text-properties fo:font-weight="bold" style:font-weight-asian="bold" style:font-weight-complex="bold"/>
    </style:style>
    <style:style style:name="T2" style:family="text">
      <style:text-properties officeooo:rsid="001e00d7"/>
    </style:style>
    <style:style style:name="T3" style:family="text">
      <style:text-properties officeooo:rsid="001f9191"/>
    </style:style>
    <style:style style:name="T4" style:family="text">
      <style:text-properties officeooo:rsid="001fe24d"/>
    </style:style>
    <style:style style:name="T5" style:family="text">
      <style:text-properties officeooo:rsid="002305fd"/>
    </style:style>
    <style:style style:name="T6" style:family="text">
      <style:text-properties officeooo:rsid="0026b8a7"/>
    </style:style>
    <style:style style:name="T7" style:family="text">
      <style:text-properties officeooo:rsid="00286b88"/>
    </style:style>
    <style:style style:name="T8" style:family="text">
      <style:text-properties officeooo:rsid="002b82ab"/>
    </style:style>
    <style:style style:name="T9" style:family="text">
      <style:text-properties officeooo:rsid="002e42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array"/>Arra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13_1621857577" text:style-name="Index_20_Link" text:visited-style-name="Index_20_Link">Introduction<text:tab/>2</text:a></text:p>
          <text:p text:style-name="P11"><text:a xlink:type="simple" xlink:href="#__RefHeading___Toc115_1621857577" text:style-name="Index_20_Link" text:visited-style-name="Index_20_Link">As Basic Data structure<text:tab/>3</text:a></text:p>
          <text:p text:style-name="P11"><text:a xlink:type="simple" xlink:href="#__RefHeading___Toc189_3916010475" text:style-name="Index_20_Link" text:visited-style-name="Index_20_Link">Dynamic Arrays<text:tab/>4</text:a></text:p>
        </text:index-body>
      </text:table-of-content>
      <text:h text:style-name="P1" text:outline-level="1"/>
      <text:h text:style-name="P3" text:outline-level="1"><text:bookmark-start text:name="__RefHeading___Toc113_1621857577"/>Introduction<text:bookmark-end text:name="__RefHeading___Toc113_1621857577"/></text:h>
      <text:p text:style-name="Standard">Arrays store elements in contiguous memory locations, resulting in easily calculable addresses for the elements stored and this allows faster access to an element at a specific index</text:p>
      <text:p text:style-name="P6"/>
      <text:h text:style-name="P2" text:outline-level="1"/>
      <text:h text:style-name="P4" text:outline-level="1"><text:bookmark-start text:name="__RefHeading___Toc115_1621857577"/>As Basic Data structure<text:bookmark-end text:name="__RefHeading___Toc115_1621857577"/></text:h>
      <text:p text:style-name="P7">That is <text:span text:style-name="T1">one chunk of memory</text:span>. That can either be on a stack or it can be in the heap, it doesn't really matter where it is. It is broken down into <text:span text:style-name="T1">equal sized elements</text:span>, and each of those elements are<text:span text:style-name="T1"> indexed by contiguous integers</text:span>. </text:p>
      <text:p text:style-name="P7"><text:span text:style-name="T2">W</text:span>e have <text:span text:style-name="T1">constant time access</text:span> to any particular element in an array <text:span text:style-name="T3">to read and write. </text:span><text:span text:style-name="T4">(</text:span>So we take the address of the array and then we multiply that by first the element size<text:span text:style-name="T4">). </text:span>we don't have to do this work, the compiler or interpreter does this work for us, but we can see how it is that it works in constant-time</text:p>
      <text:p text:style-name="P7">What happens if we want to add an element at the end of an array? <text:line-break/>That's an O(1) operation. If we want to remove the last element as well, that's an O(1) operation because we just update the number of elements that are in use</text:p>
      <text:p text:style-name="P7">So arrays are great if you want or remove at the end. But it's expensive if you want to add or remove in the middle or at the beginning. <text:span text:style-name="T5">Then is O(n) because you need to reange elements</text:span></text:p>
      <text:h text:style-name="P2" text:outline-level="1"/>
      <text:h text:style-name="P4" text:outline-level="1"><text:bookmark-start text:name="__RefHeading___Toc189_3916010475"/>Dynamic Arrays<text:bookmark-end text:name="__RefHeading___Toc189_3916010475"/></text:h>
      <text:p text:style-name="P8"><text:span text:style-name="T6">Static array - </text:span>Once you declare them, they don't change size, and you have to determine that size at compile time.</text:p>
      <text:p text:style-name="P8"><text:span text:style-name="T7">D</text:span>ynamically-allocated arrays - determining the size of that array at <text:span text:style-name="T9">runtime</text:span><text:span text:style-name="T7">.</text:span></text:p>
      <text:p text:style-name="P8">There's a saying that says all problems in computer science can be solved by another level of indirection. And that's the idea here.</text:p>
      <text:p text:style-name="P8">We use a level of indirection. Rather than directly storing a reference to the either static or dynamically allocated array, we're going to store a pointer to our dynamically allocated array. And that allows us then to update that pointer. So if we start adding more and more elements, when we add too many, we can go ahead and allocate a new array, copy over the old elements, get rid of the old array, and then update our pointer to that new array. So these are called dynamic arrays or sometimes they're called resizable arrays.</text:p>
      <text:p text:style-name="P8">So a dynamic array is an abstract data type, and basically you want it to look kind of like an array. </text:p>
      <text:list xml:id="list2772833159" text:style-name="L1">
        <text:list-item>
          <text:p text:style-name="P12"><text:span text:style-name="T8">Get and set using index are</text:span> constant time</text:p>
        </text:list-item>
        <text:list-item>
          <text:p text:style-name="P12">Removing is O(n), because we've gotta move all those elements.</text:p>
        </text:list-item>
        <text:list-item>
          <text:p text:style-name="P12">Appending a new element to a dynamic array is often constant time, but it can take O(n). And some space is wasted. In our case, if we're resizing by a factor of two, at most half the space is wasted.</text:p>
        </text:list-item>
      </text:list>
      <text:p text:style-name="P9">C++'s vector class is an example of a dynamic array, Java has an ArrayList. Python has the list.</text:p>
      <text:p text:style-name="P10">Stao; https://roadmap.sh/computer-scie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1T23:05:28.331707092</meta:creation-date>
    <dc:date>2025-02-06T00:23:16.466254599</dc:date>
    <meta:editing-duration>PT27M21S</meta:editing-duration>
    <meta:editing-cycles>21</meta:editing-cycles>
    <meta:generator>LibreOffice/6.4.7.2$Linux_X86_64 LibreOffice_project/40$Build-2</meta:generator>
    <meta:document-statistic meta:table-count="0" meta:image-count="0" meta:object-count="0" meta:page-count="4" meta:paragraph-count="23" meta:word-count="491" meta:character-count="2662" meta:non-whitespace-character-count="2194"/>
  </office:meta>
</office:document-meta>
</file>